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51cm" table:align="margins" style:writing-mode="lr-tb"/>
    </style:style>
    <style:style style:name="Tabela2.A" style:family="table-column">
      <style:table-column-properties style:column-width="8.25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51cm" table:align="margins" style:writing-mode="lr-tb"/>
    </style:style>
    <style:style style:name="Tabela3.A" style:family="table-column">
      <style:table-column-properties style:column-width="8.25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51cm" fo:break-before="auto" fo:break-after="auto" table:align="margins" style:writing-mode="lr-tb"/>
    </style:style>
    <style:style style:name="Tabela4.A" style:family="table-column">
      <style:table-column-properties style:column-width="8.25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51cm" table:align="margins" style:writing-mode="lr-tb"/>
    </style:style>
    <style:style style:name="Tabela5.A" style:family="table-column">
      <style:table-column-properties style:column-width="8.25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51cm" table:align="margins" style:writing-mode="lr-tb"/>
    </style:style>
    <style:style style:name="Tabela6.A" style:family="table-column">
      <style:table-column-properties style:column-width="8.25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color="#ff0000"/>
    </style:style>
    <style:style style:name="P3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color="#ff0000" officeooo:paragraph-rsid="00193fc5"/>
    </style:style>
    <style:style style:name="P4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color="#000000" officeooo:paragraph-rsid="001e04ad"/>
    </style:style>
    <style:style style:name="P5" style:family="paragraph" style:parent-style-name="Standard" style:list-style-name="LS1">
      <style:paragraph-properties fo:margin-top="0cm" fo:margin-bottom="0cm" style:contextual-spacing="false" fo:line-height="150%" fo:text-align="justify" style:justify-single-word="false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style:contextual-spacing="false" fo:line-height="150%" fo:text-align="justify" style:justify-single-word="false" style:writing-mode="lr-tb"/>
      <style:text-properties officeooo:paragraph-rsid="001feb4d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officeooo:paragraph-rsid="00193fc5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fo:color="#ff0000" officeooo:paragraph-rsid="00193fc5"/>
    </style:style>
    <style:style style:name="P9" style:family="paragraph" style:parent-style-name="Heading_20_2">
      <style:paragraph-properties fo:margin-top="0.353cm" fo:margin-bottom="0cm" style:contextual-spacing="false" fo:line-height="150%" fo:text-align="justify" style:justify-single-word="false" fo:break-before="auto" fo:break-after="auto" style:writing-mode="lr-tb"/>
    </style:style>
    <style:style style:name="P10" style:family="paragraph" style:parent-style-name="Heading_20_1" style:master-page-name="Standard">
      <style:paragraph-properties fo:line-height="150%" fo:text-align="justify" style:justify-single-word="false" style:page-number="auto" fo:break-before="auto" fo:break-after="auto" style:writing-mode="lr-tb"/>
    </style:style>
    <style:style style:name="P11" style:family="paragraph" style:parent-style-name="Heading_20_1">
      <style:paragraph-properties fo:line-height="150%" fo:text-align="justify" style:justify-single-word="false" fo:break-before="auto" fo:break-after="auto" style:writing-mode="lr-tb"/>
    </style:style>
    <style:style style:name="P12" style:family="paragraph" style:parent-style-name="Heading_20_1">
      <style:paragraph-properties fo:margin-top="0.353cm" fo:margin-bottom="0cm" style:contextual-spacing="false" fo:line-height="150%" fo:text-align="justify" style:justify-single-word="false" fo:break-before="auto" fo:break-after="auto" style:writing-mode="lr-tb"/>
    </style:style>
    <style:style style:name="P13" style:family="paragraph" style:parent-style-name="Heading_20_1">
      <style:paragraph-properties fo:line-height="150%" fo:text-align="justify" style:justify-single-word="false" style:writing-mode="lr-tb"/>
      <style:text-properties fo:font-size="10pt" style:font-size-asian="8.75pt" style:font-size-complex="10pt"/>
    </style:style>
    <style:style style:name="P14" style:family="paragraph" style:parent-style-name="Table_20_Contents">
      <style:paragraph-properties fo:line-height="150%" fo:text-align="justify" style:justify-single-word="false"/>
      <style:text-properties fo:font-weight="bold" officeooo:paragraph-rsid="00193fc5" style:font-weight-asian="bold" style:font-weight-complex="bold"/>
    </style:style>
    <style:style style:name="P15" style:family="paragraph" style:parent-style-name="Table_20_Contents">
      <style:paragraph-properties fo:line-height="150%" fo:text-align="justify" style:justify-single-word="false"/>
      <style:text-properties officeooo:paragraph-rsid="00193fc5"/>
    </style:style>
    <style:style style:name="P16" style:family="paragraph" style:parent-style-name="Table_20_Contents">
      <style:paragraph-properties fo:line-height="150%" fo:text-align="justify" style:justify-single-word="false"/>
      <style:text-properties officeooo:paragraph-rsid="00194bbd"/>
    </style:style>
    <style:style style:name="P17" style:family="paragraph" style:parent-style-name="Table_20_Contents">
      <style:paragraph-properties fo:line-height="150%" fo:text-align="justify" style:justify-single-word="false"/>
      <style:text-properties officeooo:paragraph-rsid="001b21e3"/>
    </style:style>
    <style:style style:name="P18" style:family="paragraph" style:parent-style-name="Table_20_Contents">
      <style:paragraph-properties fo:line-height="150%" fo:text-align="justify" style:justify-single-word="false"/>
      <style:text-properties officeooo:paragraph-rsid="001bbd9c"/>
    </style:style>
    <style:style style:name="P19" style:family="paragraph" style:parent-style-name="Table_20_Contents">
      <style:paragraph-properties fo:line-height="150%" fo:text-align="justify" style:justify-single-word="false"/>
      <style:text-properties officeooo:paragraph-rsid="001cc928"/>
    </style:style>
    <style:style style:name="P20" style:family="paragraph" style:parent-style-name="Table_20_Contents">
      <style:paragraph-properties fo:line-height="150%" fo:text-align="justify" style:justify-single-word="false"/>
      <style:text-properties officeooo:paragraph-rsid="001e04ad"/>
    </style:style>
    <style:style style:name="T1" style:family="text">
      <style:text-properties officeooo:rsid="00193fc5"/>
    </style:style>
    <style:style style:name="T2" style:family="text">
      <style:text-properties officeooo:rsid="00194bbd"/>
    </style:style>
    <style:style style:name="T3" style:family="text">
      <style:text-properties officeooo:rsid="001b21e3"/>
    </style:style>
    <style:style style:name="T4" style:family="text">
      <style:text-properties officeooo:rsid="001bbd9c"/>
    </style:style>
    <style:style style:name="T5" style:family="text">
      <style:text-properties officeooo:rsid="001cc928"/>
    </style:style>
    <style:style style:name="T6" style:family="text">
      <style:text-properties officeooo:rsid="001e04ad"/>
    </style:style>
    <style:style style:name="T7" style:family="text">
      <style:text-properties officeooo:rsid="001feb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0"><text:bookmark text:name="h.t3nlom9kyth"/>Objetivo</text:h>
      <text:p text:style-name="P1">Proteger o envio e recebimento de emails, bem como a navegação do usuário, atuando através de monitoração em tempo real e varredura.</text:p>
      <text:h text:style-name="P11" text:outline-level="10"><text:bookmark text:name="h.ytnixxku7nw9"/>Resumo Executivo</text:h>
      <text:p text:style-name="P2">(...)</text:p>
      <text:h text:style-name="P11" text:outline-level="10"><text:bookmark text:name="h.ttlp6sh4cff1"/>Tecnologia</text:h>
      <text:p text:style-name="P1">Será definido uma parceria com uma empresa que provê o software de antivirus, que será responsável pela, atualização, monitoramento <text:span text:style-name="T7">e bloqueio</text:span>. O trabalho da equipe de desenvolvimento da Arcon será de instalar e adaptar o antivirus no appliance, criação de interface para configuração, e criação de applys para integração de interface/software.</text:p>
      <text:h text:style-name="P11" text:outline-level="10"><text:bookmark text:name="h.nv129xl6ad3j"/>Pre-Requisitos</text:h>
      <text:p text:style-name="P4"><text:span text:style-name="T6">Os pré-requisitos dependem da escolha do parceiro que utilizaremos. No caso da ferramente de estudo (F-Secure) </text:span><text:span text:style-name="T7">identificamos a necessidade do Squid para monitoramento de navegação</text:span><text:span text:style-name="T6">.</text:span></text:p>
      <text:h text:style-name="P11" text:outline-level="10"><text:bookmark text:name="h.jjqi2uo5iukj"/>Requisitos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4"><text:span text:style-name="T1">Descrição</text:span></text:p>
          </table:table-cell>
          <table:table-cell table:style-name="Tabela1.B1" office:value-type="string">
            <text:p text:style-name="P15"><text:span text:style-name="T1">Habilitar e Desabilitar Módulo</text:span></text:p>
          </table:table-cell>
        </table:table-row>
        <table:table-row>
          <table:table-cell table:style-name="Tabela1.A2" table:number-columns-spanned="2" office:value-type="string">
            <text:p text:style-name="P14"><text:span text:style-name="T1">Detalhamento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5"><text:span text:style-name="T1">Permitir ao usuário usar ou não o antivirus. A Interface Web e a CLI devem ter um botão e um</text:span></text:p>
            <text:p text:style-name="P15"><text:span text:style-name="T1">comando, respectivamente, para esta função. Para habilitar pela primeira vez o antivirus, deve ser solicitado </text:span><text:span text:style-name="T2">a chave de registro do mesmo, a fim de validar o software.</text:span></text:p>
          </table:table-cell>
          <table:covered-table-cell/>
        </table:table-row>
      </table:table>
      <text:h text:style-name="P13" text:outline-level="10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4"><text:span text:style-name="T1">Descrição</text:span></text:p>
          </table:table-cell>
          <table:table-cell table:style-name="Tabela2.B1" office:value-type="string">
            <text:p text:style-name="P15"><text:span text:style-name="T1">Banco de dados de Sistema Criptografado</text:span></text:p>
          </table:table-cell>
        </table:table-row>
        <table:table-row>
          <table:table-cell table:style-name="Tabela2.A2" table:number-columns-spanned="2" office:value-type="string">
            <text:p text:style-name="P14"><text:span text:style-name="T1">Detalhamento</text:span>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15"><text:span text:style-name="T1">Banco de dados de Sistema Criptografado</text:span></text:p>
          </table:table-cell>
          <table:covered-table-cell/>
        </table:table-row>
      </table:table>
      <text:h text:style-name="P7" text:outline-level="10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4"><text:span text:style-name="T1">Descrição</text:span></text:p>
          </table:table-cell>
          <table:table-cell table:style-name="Tabela3.B1" office:value-type="string">
            <text:p text:style-name="P16"><text:span text:style-name="T2">Atualização de </text:span><text:span text:style-name="T7">software</text:span></text:p>
          </table:table-cell>
        </table:table-row>
        <table:table-row>
          <table:table-cell table:style-name="Tabela3.A2" table:number-columns-spanned="2" office:value-type="string">
            <text:p text:style-name="P14"><text:span text:style-name="T1">Detalhamento</text:span>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6"><text:span text:style-name="T2">Apply </text:span><text:span text:style-name="T2">que realiza a atualização do software. A data da última atualização deve ser salva em banco e exibida n</text:span><text:span text:style-name="T6">a interface</text:span><text:span text:style-name="T2">.</text:span></text:p>
          </table:table-cell>
          <table:covered-table-cell/>
        </table:table-row>
      </table:table>
      <table:table table:name="Tabela4" table:style-name="Tabela4">
        <table:table-column table:style-name="Tabela4.A" table:number-columns-repeated="2"/>
        <text:soft-page-break/>
        <table:table-row>
          <table:table-cell table:style-name="Tabela4.A1" office:value-type="string">
            <text:p text:style-name="P14"><text:span text:style-name="T1">Descrição</text:span></text:p>
          </table:table-cell>
          <table:table-cell table:style-name="Tabela4.B1" office:value-type="string">
            <text:p text:style-name="P17"><text:span text:style-name="T3">Monitoramento de Emails</text:span></text:p>
          </table:table-cell>
        </table:table-row>
        <table:table-row>
          <table:table-cell table:style-name="Tabela4.A2" table:number-columns-spanned="2" office:value-type="string">
            <text:p text:style-name="P14"><text:span text:style-name="T1">Detalhamento</text:span>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18"><text:span text:style-name="T6">A</text:span><text:span text:style-name="T4">o receber o e-mail, analisará o</text:span><text:span text:style-name="T7">s </text:span><text:span text:style-name="T4">arquivos e</text:span><text:span text:style-name="T7">m</text:span><text:span text:style-name="T4"> anexo (</text:span><text:span text:style-name="T7">usuário seleciona full scan ou header scan</text:span><text:span text:style-name="T4">), </text:span><text:span text:style-name="T5">caso haja anexos contaminados, </text:span><text:span text:style-name="T7">bloquear e </text:span><text:span text:style-name="T5">avisar o remetente, caso não, continuar com o fluxo normal do e-mail.</text:span></text:p>
          </table:table-cell>
          <table:covered-table-cell/>
        </table:table-row>
      </table:table>
      <text:p text:style-name="P8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4"><text:span text:style-name="T1">Descrição</text:span></text:p>
          </table:table-cell>
          <table:table-cell table:style-name="Tabela5.B1" office:value-type="string">
            <text:p text:style-name="P19"><text:span text:style-name="T5">Monitoramento de Navegação</text:span></text:p>
          </table:table-cell>
        </table:table-row>
        <table:table-row>
          <table:table-cell table:style-name="Tabela5.A2" table:number-columns-spanned="2" office:value-type="string">
            <text:p text:style-name="P14"><text:span text:style-name="T1">Detalhamento</text:span>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20"><text:span text:style-name="T7">(No caso estudado) </text:span><text:span text:style-name="T6">Plugin no Squid que monitora a navegação e bloqueia, caso seja encontrado algo malicioso.</text:span></text:p>
          </table:table-cell>
          <table:covered-table-cell/>
        </table:table-row>
      </table:table>
      <text:p text:style-name="P8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4"><text:span text:style-name="T1">Descrição</text:span></text:p>
          </table:table-cell>
          <table:table-cell table:style-name="Tabela6.B1" office:value-type="string">
            <text:p text:style-name="P20"><text:span text:style-name="T6">Habilitação de Full Scan</text:span></text:p>
          </table:table-cell>
        </table:table-row>
        <table:table-row>
          <table:table-cell table:style-name="Tabela6.A2" table:number-columns-spanned="2" office:value-type="string">
            <text:p text:style-name="P14"><text:span text:style-name="T1">Detalhamento</text:span>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20"><text:span text:style-name="T6">Caso o software não tenha habilitado por padrão o full scan (maioria dos casos), fornecer opção para habilitar, levando em conta e alertando que pode haver grande lentidão e alto processamento da máquina</text:span></text:p>
          </table:table-cell>
          <table:covered-table-cell/>
        </table:table-row>
      </table:table>
      <text:p text:style-name="P8"/>
      <text:h text:style-name="P12" text:outline-level="10"><text:bookmark text:name="h.mraf6q9s105c"/>Funcionamento</text:h>
      <text:p text:style-name="P1">De maneira simples, serão duas formas de proteção e monitoramento:</text:p>
      <text:h text:style-name="P9" text:outline-level="10"><text:bookmark text:name="h.xqsnvuvcboo4"/>Email</text:h>
      <text:p text:style-name="P1">O email é encaminhado para o appliance, o appliance irá scanear parte do arquivo (necessário definir quantos bytes serão scaneados), e então devolvido para o exchange (ou o servidor de email que o cliente possuir)</text:p>
      <text:h text:style-name="P9" text:outline-level="10"><text:bookmark text:name="h.sxyp0vklza4o"/>Navegação</text:h>
      <text:p text:style-name="P1">A maneira como monitoramos em tempo real a navegação é ativando plugins no Squid. Existem plugins que utilizam o protocolo ICAP, que nos dá maiores possibilidades. Entretanto, este tipo de plugin será fornecido pelo parceiro responsável pelo software de antivirus.</text:p>
      <text:h text:style-name="P12" text:outline-level="10"><text:bookmark text:name="h.v14zjvvtopbc"/>Possíveis Parceiros</text:h>
      <text:list xml:id="list1551611128774679268" text:style-name="LS1">
        <text:list-item>
          <text:p text:style-name="P5">F-Secure</text:p>
        </text:list-item>
        <text:list-item>
          <text:p text:style-name="P5">Kaspersky</text:p>
        </text:list-item>
        <text:list-item>
          <text:p text:style-name="P6"><text:span text:style-name="T7">TrendMicro</text:span></text:p>
        </text:list-item>
        <text:list-item>
          <text:p text:style-name="P6"><text:span text:style-name="T7">Symantec</text:span></text:p>
        </text:list-item>
        <text:list-item>
          <text:p text:style-name="P6"><text:soft-page-break/><text:span text:style-name="T7">ClamAV (open-source)</text:span></text:p>
        </text:list-item>
        <text:list-item>
          <text:p text:style-name="P6"><text:span text:style-name="T7">ESET</text:span></text:p>
        </text:list-item>
        <text:list-item>
          <text:p text:style-name="P6"><text:span text:style-name="T7">AV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Moacir </dc:creator>
    <meta:editing-cycles>4</meta:editing-cycles>
    <dc:date>2014-01-07T17:31:53</dc:date>
    <meta:editing-duration>PT1H27M39S</meta:editing-duration>
    <meta:document-statistic meta:table-count="6" meta:image-count="0" meta:object-count="0" meta:page-count="3" meta:paragraph-count="48" meta:word-count="403" meta:character-count="2609" meta:non-whitespace-character-count="2260"/>
  </office:meta>
</office:document-meta>
</file>